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aa6d" officeooo:paragraph-rsid="0019aa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6) For each maker producing laptops with a hard drive capacity of 10 Gb or higher, find the speed of such laptops. Result set: maker, speed. </text:p>
      <text:p text:style-name="P1"/>
      <text:p text:style-name="P1">select distinct Maker, Speed from Laptop as L inner join Product as P on L.model = P.Model where hd &gt;= 1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4.2$Windows_x86 LibreOffice_project/63150712c6d317d27ce2db16eb94c2f3d7b699f8</meta:generator>
    <dc:date>2017-02-09T13:45:06.415000000</dc:date>
    <meta:document-statistic meta:table-count="0" meta:image-count="0" meta:object-count="0" meta:page-count="1" meta:paragraph-count="2" meta:word-count="47" meta:character-count="247" meta:non-whitespace-character-count="201"/>
    <meta:user-defined meta:name="Info 1"/>
    <meta:user-defined meta:name="Info 2"/>
    <meta:user-defined meta:name="Info 3"/>
    <meta:user-defined meta:name="Info 4"/>
  </office:meta>
</office:document-meta>
</file>